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Droid Sans Devanagari1" svg:font-family="'Droid Sans Devanagari'"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Preformatted_20_Text">
      <style:text-properties officeooo:rsid="0009db51" officeooo:paragraph-rsid="0009db51"/>
    </style:style>
    <style:style style:name="P2" style:family="paragraph" style:parent-style-name="Preformatted_20_Text">
      <style:text-properties style:font-name="Liberation Mono" fo:font-size="8pt" officeooo:rsid="0009db51" officeooo:paragraph-rsid="0009db51" style:font-name-asian="Noto Sans Mono CJK SC" style:font-size-asian="8pt" style:font-name-complex="Liberation Mono" style:font-size-complex="8pt"/>
    </style:style>
    <style:style style:name="P3" style:family="paragraph" style:parent-style-name="Preformatted_20_Text">
      <style:text-properties officeooo:paragraph-rsid="0009db51"/>
    </style:style>
    <style:style style:name="T1" style:family="text">
      <style:text-properties style:text-position="super 58%"/>
    </style:style>
    <style:style style:name="T2" style:family="text">
      <style:text-properties style:text-position="0% 100%"/>
    </style:style>
    <style:style style:name="T3" style:family="text">
      <style:text-properties style:font-name="Liberation Mono" fo:font-size="8pt" style:font-name-asian="Noto Sans Mono CJK SC" style:font-size-asian="8pt" style:font-name-complex="Liberation Mono" style:font-size-complex="8pt"/>
    </style:style>
    <style:style style:name="T4" style:family="text">
      <style:text-properties style:font-name="Liberation Mono" fo:font-size="8pt" officeooo:rsid="0009db51" style:font-name-asian="Noto Sans Mono CJK SC" style:font-size-asian="8pt" style:font-name-complex="Liberation Mono" style:font-size-complex="8pt"/>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Mai jamia millia islamia ka Btech computer science 4<text:span text:style-name="T1">th</text:span> year ka student hun.</text:p>
      <text:p text:style-name="P2">Maine kisano ke liye sichayi ko mobile se control karne wala ek project bnaya hai .</text:p>
      <text:p text:style-name="P2">Is project k jariye ham water pump ko mobile se control kar sakenge .</text:p>
      <text:p text:style-name="P2"/>
      <text:p text:style-name="P2"/>
      <text:p text:style-name="P2">Iska project k fayde :</text:p>
      <text:p text:style-name="P3"><text:span text:style-name="T4">1 Aksar gavon me electricity ki samasya rehti hai aur water pump ko start karne k liye kheto ko jana padta hai phhr electricity rat k 12 bje kyu hi na aayi ho . Par is system k jariye ham ghar se hi water pump on kar sakte hai</text:span></text:p>
      <text:p text:style-name="P3"><text:span text:style-name="T4"/></text:p>
      <text:p text:style-name="P3"><text:span text:style-name="T4">2. aksar motor on karne k bad agar electricity jyada time k liye ruk jati hai aur khet ki pani rokne k liye banyi gayi mitti ki line (medh) toot jati hai aur pani doosron k khet me chla jata hai . Is system k jariye aisa hone se roka ja sakta hai isme app time set kar dijiye water pump utne time bad khud band ho jayega matlb khet me utna hi pani jayega jitna ham chahenge</text:span></text:p>
      <text:p text:style-name="P3"><text:span text:style-name="T4"/></text:p>
      <text:p text:style-name="P1"><text:span text:style-name="T3">3. kabhi kabhi agar high power aa jane ki wajah se water pump k motor kharab ho jate hai . Ye system current measure karega aur agar current praypt nhi hoga to water pump ko start hi nhi karega .</text:span></text:p>
      <text:p text:style-name="P1"><text:span text:style-name="T3">Aur agr water pump strt nhi hua to ghar par hi pta bhi chal jayega .</text:span></text:p>
      <text:p text:style-name="P1"><text:span text:style-name="T3"/></text:p>
      <text:p text:style-name="P1"><text:span text:style-name="T3">4.agar motor pani na uthaye to ham current ki madad se ghar par hi pta kar sakte . Agar pani utha liya hai to current nearly 7Amps ho jata hai warna 5Amps se kam rehta hai . </text:span></text:p>
      <text:p text:style-name="P1"><text:span text:style-name="T3"/></text:p>
      <text:p text:style-name="P1"><text:span text:style-name="T3">To ye sab kam is app se kiye ja sakte hai .</text:span></text:p>
      <text:p text:style-name="P1"><text:span text:style-name="T3"/></text:p>
      <text:p text:style-name="P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Droid Sans Devanagari1" svg:font-family="'Droid Sans Devanagari'"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Noto Serif CJK SC" style:font-size-asian="10.5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date>2020-11-05T02:52:47.258355380</dc:date>
    <meta:editing-duration>PT16M19S</meta:editing-duration>
    <meta:editing-cycles>2</meta:editing-cycles>
    <meta:generator>LibreOffice/6.4.6.2$Linux_X86_64 LibreOffice_project/40$Build-2</meta:generator>
    <meta:document-statistic meta:table-count="0" meta:image-count="0" meta:object-count="0" meta:page-count="1" meta:paragraph-count="10" meta:word-count="280" meta:character-count="1328" meta:non-whitespace-character-count="1057"/>
  </office:meta>
</office:document-meta>
</file>